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6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  <style:text-properties fo:font-style="italic"/>
    </style:style>
    <style:style style:name="P7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1" style:family="text">
      <style:text-properties fo:color="#383a42" style:font-name="Source Code Pro" fo:font-size="10.5pt" fo:background-color="#fafafa" loext:char-shading-value="0" loext:padding="0in" loext:border="none"/>
    </style:style>
    <style:style style:name="T12" style:family="text">
      <style:text-properties fo:color="#383a42" fo:background-color="#fafafa" loext:char-shading-value="0" loext:padding="0in" loext:border="none"/>
    </style:style>
    <style:style style:name="T13" style:family="text">
      <style:text-properties fo:color="#a0a1a7" style:font-name="Source Code Pro" fo:font-size="10.5pt" fo:background-color="#fafafa" loext:char-shading-value="0" loext:padding="0in" loext:border="none"/>
    </style:style>
    <style:style style:name="T14" style:family="text">
      <style:text-properties fo:color="#a0a1a7" style:font-name="Source Code Pro" fo:font-size="10.5pt" fo:font-style="italic" fo:background-color="#fafafa" loext:char-shading-value="0" loext:padding="0in" loext:border="none"/>
    </style:style>
    <style:style style:name="T15" style:family="text">
      <style:text-properties fo:color="#a0a1a7" fo:background-color="#fafafa" loext:char-shading-value="0" loext:padding="0in" loext:border="none"/>
    </style:style>
    <style:style style:name="T16" style:family="text">
      <style:text-properties fo:color="#a626a4" style:font-name="Source Code Pro" fo:font-size="10.5pt" fo:font-style="italic" fo:background-color="#fafafa" loext:char-shading-value="0" loext:padding="0in" loext:border="none"/>
    </style:style>
    <style:style style:name="T17" style:family="text">
      <style:text-properties fo:color="#a626a4" style:font-name="Source Code Pro" fo:font-size="10.5pt" fo:background-color="#fafafa" loext:char-shading-value="0" loext:padding="0in" loext:border="none"/>
    </style:style>
    <style:style style:name="T18" style:family="text">
      <style:text-properties fo:color="#4078f2" style:font-name="Source Code Pro" fo:font-size="10.5pt" fo:background-color="#fafafa" loext:char-shading-value="0" loext:padding="0in" loext:border="none"/>
    </style:style>
    <style:style style:name="T19" style:family="text">
      <style:text-properties fo:color="#986801" style:font-name="Source Code Pro" fo:font-size="10.5pt" fo:background-color="#fafafa" loext:char-shading-value="0" loext:padding="0in" loext:border="none"/>
    </style:style>
    <style:style style:name="T20" style:family="text">
      <style:text-properties fo:color="#50a14f" style:font-name="Source Code Pro" fo:font-size="10.5pt" fo:background-color="#fafafa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另一种简单的读写</text:span><text:span text:style-name="T1">-simple_read_from_buffer</text:span></text:h>
      <text:p text:style-name="P5"><text:span text:style-name="T5">2019</text:span><text:span text:style-name="T6">年</text:span><text:span text:style-name="T5">03</text:span><text:span text:style-name="T6">月</text:span><text:span text:style-name="T5">14</text:span><text:span text:style-name="T6">日 </text:span><text:span text:style-name="T5">17:07:42 </text:span><text:a xlink:type="simple" xlink:href="https://me.csdn.net/weixin_39821531" office:target-frame-name="_blank" xlink:show="new" text:style-name="Internet_20_link" text:visited-style-name="Visited_20_Internet_20_Link"><text:span text:style-name="T7">三三不尽</text:span></text:a><text:span text:style-name="T6"> 阅读数 </text:span><text:span text:style-name="T5">118</text:span></text:p>
      <text:section text:style-name="Sect1" text:name="article_content">
        <text:p text:style-name="P2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2"><text:span text:style-name="T8">本文链接：</text:span><text:a xlink:type="simple" xlink:href="https://blog.csdn.net/weixin_39821531/article/details/88556480" text:style-name="Internet_20_link" text:visited-style-name="Visited_20_Internet_20_Link"><text:span text:style-name="T10">https://blog.csdn.net/weixin_39821531/article/details/88556480</text:span></text:a></text:p>
        <text:section text:style-name="Sect1" text:name="content_views">
          <text:p text:style-name="P4"><text:span text:style-name="T4">之前在《简单的读和写》中提到过</text:span><text:span text:style-name="T2">file_operations</text:span><text:span text:style-name="T4">结构中的读</text:span><text:span text:style-name="T2">/</text:span><text:span text:style-name="T4">写方法中的</text:span><text:span text:style-name="T2">buff</text:span><text:span text:style-name="T4">参数是指向用户空间的缓冲区。而用户空间的指针，内核代码不能直接引用其中的内容。</text:span></text:p>
          <text:p text:style-name="P4"><text:span text:style-name="T4">所以用了</text:span><text:span text:style-name="T2">copy_to_user</text:span><text:span text:style-name="T4">和</text:span><text:span text:style-name="T2">copy_from_user</text:span><text:span text:style-name="T4">来完成最后的读写操作。</text:span></text:p>
          <text:p text:style-name="P4"><text:span text:style-name="T4">这里介绍另一对可以完成读写的函数：</text:span><text:span text:style-name="T2">simple_read_from_buffer</text:span><text:span text:style-name="T4">和</text:span><text:span text:style-name="T2">simple_write_to_buffer</text:span><text:span text:style-name="T4">。</text:span></text:p>
          <text:p text:style-name="P4"><text:span text:style-name="T4">这两个方法定义在：</text:span><text:span text:style-name="T2">kernel-4.9/fs/libfs.c</text:span></text:p>
          <text:p text:style-name="P6"><draw:frame draw:style-name="fr1" draw:name="Frame1" text:anchor-type="paragraph" svg:width="0.25in" draw:z-index="0"><draw:text-box fo:min-height="0.2291in"><text:p text:style-name="P3"/></draw:text-box></draw:frame><text:span text:style-name="Source_20_Text"><text:span text:style-name="T13">/**</text:span></text:span></text:p>
          <text:p text:style-name="P7"><draw:frame draw:style-name="fr1" draw:name="Frame2" text:anchor-type="paragraph" svg:width="0.25in" draw:z-index="1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simple_read_from_buffer - copy data from the buffer to user space</text:span></text:span></text:p>
          <text:p text:style-name="P7"><draw:frame draw:style-name="fr1" draw:name="Frame3" text:anchor-type="paragraph" svg:width="0.25in" draw:z-index="2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to</text:span></text:span><text:span text:style-name="Source_20_Text"><text:span text:style-name="T14">: the user space buffer to read to</text:span></text:span></text:p>
          <text:p text:style-name="P7"><draw:frame draw:style-name="fr1" draw:name="Frame4" text:anchor-type="paragraph" svg:width="0.25in" draw:z-index="3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count</text:span></text:span><text:span text:style-name="Source_20_Text"><text:span text:style-name="T14">: the maximum number of bytes to read</text:span></text:span></text:p>
          <text:p text:style-name="P7"><draw:frame draw:style-name="fr1" draw:name="Frame5" text:anchor-type="paragraph" svg:width="0.25in" draw:z-index="4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ppos</text:span></text:span><text:span text:style-name="Source_20_Text"><text:span text:style-name="T14">: the current position in the buffer</text:span></text:span></text:p>
          <text:p text:style-name="P7"><draw:frame draw:style-name="fr1" draw:name="Frame6" text:anchor-type="paragraph" svg:width="0.25in" draw:z-index="5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from</text:span></text:span><text:span text:style-name="Source_20_Text"><text:span text:style-name="T14">: the buffer to read from</text:span></text:span></text:p>
          <text:p text:style-name="P7"><draw:frame draw:style-name="fr1" draw:name="Frame7" text:anchor-type="paragraph" svg:width="0.25in" draw:z-index="6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available</text:span></text:span><text:span text:style-name="Source_20_Text"><text:span text:style-name="T14">: the size of the buffer</text:span></text:span></text:p>
          <text:p text:style-name="P7"><draw:frame draw:style-name="fr1" draw:name="Frame8" text:anchor-type="paragraph" svg:width="0.25in" draw:z-index="7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</text:span></text:span></text:p>
          <text:p text:style-name="P7"><draw:frame draw:style-name="fr1" draw:name="Frame9" text:anchor-type="paragraph" svg:width="0.25in" draw:z-index="8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The simple_read_from_buffer() function reads up to </text:span></text:span><text:span text:style-name="Source_20_Text"><text:span text:style-name="T16">@count</text:span></text:span><text:span text:style-name="Source_20_Text"><text:span text:style-name="T14"> bytes from the</text:span></text:span></text:p>
          <text:p text:style-name="P7"><draw:frame draw:style-name="fr1" draw:name="Frame10" text:anchor-type="paragraph" svg:width="0.25in" draw:z-index="9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buffer </text:span></text:span><text:span text:style-name="Source_20_Text"><text:span text:style-name="T16">@from</text:span></text:span><text:span text:style-name="Source_20_Text"><text:span text:style-name="T14"> at offset </text:span></text:span><text:span text:style-name="Source_20_Text"><text:span text:style-name="T16">@ppos</text:span></text:span><text:span text:style-name="Source_20_Text"><text:span text:style-name="T14"> into the user space address starting at </text:span></text:span><text:span text:style-name="Source_20_Text"><text:span text:style-name="T16">@to</text:span></text:span><text:span text:style-name="Source_20_Text"><text:span text:style-name="T14">.</text:span></text:span></text:p>
          <text:p text:style-name="P7"><draw:frame draw:style-name="fr1" draw:name="Frame11" text:anchor-type="paragraph" svg:width="0.25in" draw:z-index="10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</text:span></text:span></text:p>
          <text:p text:style-name="P7"><draw:frame draw:style-name="fr1" draw:name="Frame12" text:anchor-type="paragraph" svg:width="0.25in" draw:z-index="11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On success, the number of bytes read is returned and the offset </text:span></text:span><text:span text:style-name="Source_20_Text"><text:span text:style-name="T16">@ppos</text:span></text:span><text:span text:style-name="Source_20_Text"><text:span text:style-name="T14"> is</text:span></text:span></text:p>
          <text:p text:style-name="P7"><draw:frame draw:style-name="fr1" draw:name="Frame13" text:anchor-type="paragraph" svg:width="0.25in" draw:z-index="12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advanced by this number, or negative value is returned on error.</text:span></text:span></text:p>
          <text:p text:style-name="P7"><draw:frame draw:style-name="fr1" draw:name="Frame14" text:anchor-type="paragraph" svg:width="0.25in" draw:z-index="13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*/</text:span></text:span></text:p>
          <text:p text:style-name="P7"><draw:frame draw:style-name="fr1" draw:name="Frame15" text:anchor-type="paragraph" svg:width="0.25in" draw:z-index="14"><draw:text-box fo:min-height="0.2291in"><text:p text:style-name="P3"/></draw:text-box></draw:frame><text:span text:style-name="Source_20_Text"><text:span text:style-name="T11">ssize_t </text:span></text:span><text:span text:style-name="Source_20_Text"><text:span text:style-name="T18">simple_read_from_buffer</text:span></text:span><text:span text:style-name="Source_20_Text"><text:span text:style-name="T11">(</text:span></text:span><text:span text:style-name="Source_20_Text"><text:span text:style-name="T17">void</text:span></text:span><text:span text:style-name="Source_20_Text"><text:span text:style-name="T11"> __user *to, size_t count, loff_t *ppos,</text:span></text:span></text:p>
          <text:p text:style-name="P7"><draw:frame draw:style-name="fr1" draw:name="Frame16" text:anchor-type="paragraph" svg:width="0.25in" draw:z-index="15"><draw:text-box fo:min-height="0.2291in"><text:p text:style-name="P3"/></draw:text-box></draw:frame><text:span text:style-name="Source_20_Text"><text:span text:style-name="T12"> <text:s text:c="31"/></text:span></text:span><text:span text:style-name="Source_20_Text"><text:span text:style-name="T17">const</text:span></text:span><text:span text:style-name="Source_20_Text"><text:span text:style-name="T11"> </text:span></text:span><text:span text:style-name="Source_20_Text"><text:span text:style-name="T17">void</text:span></text:span><text:span text:style-name="Source_20_Text"><text:span text:style-name="T11"> *from, size_t available)</text:span></text:span></text:p>
          <text:p text:style-name="P7"><draw:frame draw:style-name="fr1" draw:name="Frame17" text:anchor-type="paragraph" svg:width="0.25in" draw:z-index="16"><draw:text-box fo:min-height="0.2291in"><text:p text:style-name="P3"/></draw:text-box></draw:frame><text:span text:style-name="Source_20_Text"><text:span text:style-name="T11">{</text:span></text:span></text:p>
          <text:p text:style-name="P7"><draw:frame draw:style-name="fr1" draw:name="Frame18" text:anchor-type="paragraph" svg:width="0.25in" draw:z-index="17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1">loff_t pos = *ppos;</text:span></text:span></text:p>
          <text:p text:style-name="P7"><draw:frame draw:style-name="fr1" draw:name="Frame19" text:anchor-type="paragraph" svg:width="0.25in" draw:z-index="18"><draw:text-box fo:min-height="0.2291in"><text:p text:style-name="P3"/></draw:text-box></draw:frame><text:span text:style-name="Source_20_Text"><text:span text:style-name="T12"> <text:s text:c="4"/></text:span></text:span><text:span text:style-name="Source_20_Text"><text:span text:style-name="T11">size_t ret;</text:span></text:span></text:p>
          <text:p text:style-name="P7"><draw:frame draw:style-name="fr1" draw:name="Frame20" text:anchor-type="paragraph" svg:width="0.25in" draw:z-index="19"><draw:text-box fo:min-height="0.2291in"><text:p text:style-name="P3"/></draw:text-box></draw:frame><text:span text:style-name="Source_20_Text"><text:span text:style-name="T12"> </text:span></text:span></text:p>
          <text:p text:style-name="P7"><draw:frame draw:style-name="fr1" draw:name="Frame21" text:anchor-type="paragraph" svg:width="0.25in" draw:z-index="20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f</text:span></text:span><text:span text:style-name="Source_20_Text"><text:span text:style-name="T11"> (pos &lt; </text:span></text:span><text:span text:style-name="Source_20_Text"><text:span text:style-name="T19">0</text:span></text:span><text:span text:style-name="Source_20_Text"><text:span text:style-name="T11">)</text:span></text:span></text:p>
          <text:p text:style-name="P7"><draw:frame draw:style-name="fr1" draw:name="Frame22" text:anchor-type="paragraph" svg:width="0.25in" draw:z-index="21"><draw:text-box fo:min-height="0.2291in"><text:p text:style-name="P3"/></draw:text-box></draw:frame><text:span text:style-name="Source_20_Text"><text:span text:style-name="T12"> <text:s text:c="11"/></text:span></text:span><text:span text:style-name="Source_20_Text"><text:span text:style-name="T17">return</text:span></text:span><text:span text:style-name="Source_20_Text"><text:span text:style-name="T11"> -EINVAL;</text:span></text:span></text:p>
          <text:p text:style-name="P7"><draw:frame draw:style-name="fr1" draw:name="Frame23" text:anchor-type="paragraph" svg:width="0.25in" draw:z-index="22"><draw:text-box fo:min-height="0.2291in"><text:p text:style-name="P3"/></draw:text-box></draw:frame><text:span text:style-name="Source_20_Text"><text:span text:style-name="T12"> </text:span></text:span><text:span text:style-name="Source_20_Text"><text:span text:style-name="T17">if</text:span></text:span><text:span text:style-name="Source_20_Text"><text:span text:style-name="T11"> (pos &gt;= available || !count)</text:span></text:span></text:p>
          <text:p text:style-name="P7"><draw:frame draw:style-name="fr1" draw:name="Frame24" text:anchor-type="paragraph" svg:width="0.25in" draw:z-index="23"><draw:text-box fo:min-height="0.2291in"><text:p text:style-name="P3"/></draw:text-box></draw:frame><text:span text:style-name="Source_20_Text"><text:span text:style-name="T12"> <text:s text:c="8"/></text:span></text:span><text:span text:style-name="Source_20_Text"><text:span text:style-name="T17">return</text:span></text:span><text:span text:style-name="Source_20_Text"><text:span text:style-name="T11"> </text:span></text:span><text:span text:style-name="Source_20_Text"><text:span text:style-name="T19">0</text:span></text:span><text:span text:style-name="Source_20_Text"><text:span text:style-name="T11">;</text:span></text:span></text:p>
          <text:p text:style-name="P7"><draw:frame draw:style-name="fr1" draw:name="Frame25" text:anchor-type="paragraph" svg:width="0.25in" draw:z-index="24"><draw:text-box fo:min-height="0.2291in"><text:p text:style-name="P3"/></draw:text-box></draw:frame><text:span text:style-name="Source_20_Text"><text:span text:style-name="T12"> <text:s text:c="6"/></text:span></text:span><text:span text:style-name="Source_20_Text"><text:span text:style-name="T17">if</text:span></text:span><text:span text:style-name="Source_20_Text"><text:span text:style-name="T11"> (count &gt; available - pos)</text:span></text:span></text:p>
          <text:p text:style-name="P7"><draw:frame draw:style-name="fr1" draw:name="Frame26" text:anchor-type="paragraph" svg:width="0.25in" draw:z-index="25"><draw:text-box fo:min-height="0.2291in"><text:p text:style-name="P3"/></draw:text-box></draw:frame><text:span text:style-name="Source_20_Text"><text:span text:style-name="T12"> <text:s text:c="11"/></text:span></text:span><text:span text:style-name="Source_20_Text"><text:span text:style-name="T11">count = available - pos;</text:span></text:span></text:p>
          <text:p text:style-name="P7"><draw:frame draw:style-name="fr1" draw:name="Frame27" text:anchor-type="paragraph" svg:width="0.25in" draw:z-index="26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1">ret = copy_to_user(to, from + pos, count);</text:span></text:span></text:p>
          <text:p text:style-name="P7"><draw:frame draw:style-name="fr1" draw:name="Frame28" text:anchor-type="paragraph" svg:width="0.25in" draw:z-index="27"><draw:text-box fo:min-height="0.2291in"><text:p text:style-name="P3"/></draw:text-box></draw:frame><text:span text:style-name="Source_20_Text"><text:span text:style-name="T12"> <text:s text:c="5"/></text:span></text:span><text:span text:style-name="Source_20_Text"><text:span text:style-name="T17">if</text:span></text:span><text:span text:style-name="Source_20_Text"><text:span text:style-name="T11"> (ret == count)</text:span></text:span></text:p>
          <text:p text:style-name="P7"><draw:frame draw:style-name="fr1" draw:name="Frame29" text:anchor-type="paragraph" svg:width="0.25in" draw:z-index="28"><draw:text-box fo:min-height="0.2291in"><text:p text:style-name="P3"/></draw:text-box></draw:frame><text:soft-page-break/><text:span text:style-name="Source_20_Text"><text:span text:style-name="T12"> <text:s text:c="14"/></text:span></text:span><text:span text:style-name="Source_20_Text"><text:span text:style-name="T17">return</text:span></text:span><text:span text:style-name="Source_20_Text"><text:span text:style-name="T11"> -EFAULT;</text:span></text:span></text:p>
          <text:p text:style-name="P7"><draw:frame draw:style-name="fr1" draw:name="Frame30" text:anchor-type="paragraph" svg:width="0.25in" draw:z-index="29"><draw:text-box fo:min-height="0.2291in"><text:p text:style-name="P3"/></draw:text-box></draw:frame><text:span text:style-name="Source_20_Text"><text:span text:style-name="T12"> </text:span></text:span><text:span text:style-name="Source_20_Text"><text:span text:style-name="T11">count -= ret;</text:span></text:span></text:p>
          <text:p text:style-name="P7"><draw:frame draw:style-name="fr1" draw:name="Frame31" text:anchor-type="paragraph" svg:width="0.25in" draw:z-index="30"><draw:text-box fo:min-height="0.2291in"><text:p text:style-name="P3"/></draw:text-box></draw:frame><text:span text:style-name="Source_20_Text"><text:span text:style-name="T12"> <text:s text:c="2"/></text:span></text:span><text:span text:style-name="Source_20_Text"><text:span text:style-name="T11">*ppos = pos + count;</text:span></text:span></text:p>
          <text:p text:style-name="P7"><draw:frame draw:style-name="fr1" draw:name="Frame32" text:anchor-type="paragraph" svg:width="0.25in" draw:z-index="31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return</text:span></text:span><text:span text:style-name="Source_20_Text"><text:span text:style-name="T11"> count;</text:span></text:span></text:p>
          <text:p text:style-name="P7"><draw:frame draw:style-name="fr1" draw:name="Frame33" text:anchor-type="paragraph" svg:width="0.25in" draw:z-index="32"><draw:text-box fo:min-height="0.2291in"><text:p text:style-name="P3"/></draw:text-box></draw:frame><text:span text:style-name="Source_20_Text"><text:span text:style-name="T11">}</text:span></text:span></text:p>
          <text:p text:style-name="P7"><draw:frame draw:style-name="fr1" draw:name="Frame34" text:anchor-type="paragraph" svg:width="0.25in" draw:z-index="33"><draw:text-box fo:min-height="0.2291in"><text:p text:style-name="P3"/></draw:text-box></draw:frame><text:span text:style-name="Source_20_Text"><text:span text:style-name="T11">EXPORT_SYMBOL(simple_read_from_buffer);</text:span></text:span></text:p>
          <text:p text:style-name="P7"><draw:frame draw:style-name="fr1" draw:name="Frame35" text:anchor-type="paragraph" svg:width="0.25in" draw:z-index="34"><draw:text-box fo:min-height="0.2291in"><text:p text:style-name="P3"/></draw:text-box></draw:frame><text:span text:style-name="Source_20_Text"><text:span text:style-name="T12"> </text:span></text:span></text:p>
          <text:p text:style-name="P7"><draw:frame draw:style-name="fr1" draw:name="Frame36" text:anchor-type="paragraph" svg:width="0.25in" draw:z-index="35"><draw:text-box fo:min-height="0.2291in"><text:p text:style-name="P3"/></draw:text-box></draw:frame><text:span text:style-name="Source_20_Text"><text:span text:style-name="T12"> </text:span></text:span></text:p>
          <text:p text:style-name="P6"><draw:frame draw:style-name="fr1" draw:name="Frame37" text:anchor-type="paragraph" svg:width="0.25in" draw:z-index="36"><draw:text-box fo:min-height="0.2291in"><text:p text:style-name="P3"/></draw:text-box></draw:frame><text:span text:style-name="Source_20_Text"><text:span text:style-name="T13">/**</text:span></text:span></text:p>
          <text:p text:style-name="P7"><draw:frame draw:style-name="fr1" draw:name="Frame38" text:anchor-type="paragraph" svg:width="0.25in" draw:z-index="37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simple_write_to_buffer - copy data from user space to the buffer</text:span></text:span></text:p>
          <text:p text:style-name="P7"><draw:frame draw:style-name="fr1" draw:name="Frame39" text:anchor-type="paragraph" svg:width="0.25in" draw:z-index="38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to</text:span></text:span><text:span text:style-name="Source_20_Text"><text:span text:style-name="T14">: the buffer to write to</text:span></text:span></text:p>
          <text:p text:style-name="P7"><draw:frame draw:style-name="fr1" draw:name="Frame40" text:anchor-type="paragraph" svg:width="0.25in" draw:z-index="39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available</text:span></text:span><text:span text:style-name="Source_20_Text"><text:span text:style-name="T14">: the size of the buffer</text:span></text:span></text:p>
          <text:p text:style-name="P7"><draw:frame draw:style-name="fr1" draw:name="Frame41" text:anchor-type="paragraph" svg:width="0.25in" draw:z-index="40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ppos</text:span></text:span><text:span text:style-name="Source_20_Text"><text:span text:style-name="T14">: the current position in the buffer</text:span></text:span></text:p>
          <text:p text:style-name="P7"><draw:frame draw:style-name="fr1" draw:name="Frame42" text:anchor-type="paragraph" svg:width="0.25in" draw:z-index="41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from</text:span></text:span><text:span text:style-name="Source_20_Text"><text:span text:style-name="T14">: the user space buffer to read from</text:span></text:span></text:p>
          <text:p text:style-name="P7"><draw:frame draw:style-name="fr1" draw:name="Frame43" text:anchor-type="paragraph" svg:width="0.25in" draw:z-index="42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</text:span></text:span><text:span text:style-name="Source_20_Text"><text:span text:style-name="T16">@count</text:span></text:span><text:span text:style-name="Source_20_Text"><text:span text:style-name="T14">: the maximum number of bytes to read</text:span></text:span></text:p>
          <text:p text:style-name="P7"><draw:frame draw:style-name="fr1" draw:name="Frame44" text:anchor-type="paragraph" svg:width="0.25in" draw:z-index="43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</text:span></text:span></text:p>
          <text:p text:style-name="P7"><draw:frame draw:style-name="fr1" draw:name="Frame45" text:anchor-type="paragraph" svg:width="0.25in" draw:z-index="44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The simple_write_to_buffer() function reads up to </text:span></text:span><text:span text:style-name="Source_20_Text"><text:span text:style-name="T16">@count</text:span></text:span><text:span text:style-name="Source_20_Text"><text:span text:style-name="T14"> bytes from the user</text:span></text:span></text:p>
          <text:p text:style-name="P7"><draw:frame draw:style-name="fr1" draw:name="Frame46" text:anchor-type="paragraph" svg:width="0.25in" draw:z-index="45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space address starting at </text:span></text:span><text:span text:style-name="Source_20_Text"><text:span text:style-name="T16">@from</text:span></text:span><text:span text:style-name="Source_20_Text"><text:span text:style-name="T14"> into the buffer </text:span></text:span><text:span text:style-name="Source_20_Text"><text:span text:style-name="T16">@to</text:span></text:span><text:span text:style-name="Source_20_Text"><text:span text:style-name="T14"> at offset </text:span></text:span><text:span text:style-name="Source_20_Text"><text:span text:style-name="T16">@ppos</text:span></text:span><text:span text:style-name="Source_20_Text"><text:span text:style-name="T14">.</text:span></text:span></text:p>
          <text:p text:style-name="P7"><draw:frame draw:style-name="fr1" draw:name="Frame47" text:anchor-type="paragraph" svg:width="0.25in" draw:z-index="46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</text:span></text:span></text:p>
          <text:p text:style-name="P7"><draw:frame draw:style-name="fr1" draw:name="Frame48" text:anchor-type="paragraph" svg:width="0.25in" draw:z-index="47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On success, the number of bytes written is returned and the offset </text:span></text:span><text:span text:style-name="Source_20_Text"><text:span text:style-name="T16">@ppos</text:span></text:span><text:span text:style-name="Source_20_Text"><text:span text:style-name="T14"> is</text:span></text:span></text:p>
          <text:p text:style-name="P7"><draw:frame draw:style-name="fr1" draw:name="Frame49" text:anchor-type="paragraph" svg:width="0.25in" draw:z-index="48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 advanced by this number, or negative value is returned on error.</text:span></text:span></text:p>
          <text:p text:style-name="P7"><draw:frame draw:style-name="fr1" draw:name="Frame50" text:anchor-type="paragraph" svg:width="0.25in" draw:z-index="49"><draw:text-box fo:min-height="0.2291in"><text:p text:style-name="P3"/></draw:text-box></draw:frame><text:span text:style-name="Source_20_Text"><text:span text:style-name="T15"> </text:span></text:span><text:span text:style-name="Source_20_Text"><text:span text:style-name="T14">**/</text:span></text:span></text:p>
          <text:p text:style-name="P7"><draw:frame draw:style-name="fr1" draw:name="Frame51" text:anchor-type="paragraph" svg:width="0.25in" draw:z-index="50"><draw:text-box fo:min-height="0.2291in"><text:p text:style-name="P3"/></draw:text-box></draw:frame><text:span text:style-name="Source_20_Text"><text:span text:style-name="T11">ssize_t </text:span></text:span><text:span text:style-name="Source_20_Text"><text:span text:style-name="T18">simple_write_to_buffer</text:span></text:span><text:span text:style-name="Source_20_Text"><text:span text:style-name="T11">(</text:span></text:span><text:span text:style-name="Source_20_Text"><text:span text:style-name="T17">void</text:span></text:span><text:span text:style-name="Source_20_Text"><text:span text:style-name="T11"> *to, size_t available, loff_t *ppos,</text:span></text:span></text:p>
          <text:p text:style-name="P7"><draw:frame draw:style-name="fr1" draw:name="Frame52" text:anchor-type="paragraph" svg:width="0.25in" draw:z-index="51"><draw:text-box fo:min-height="0.2291in"><text:p text:style-name="P3"/></draw:text-box></draw:frame><text:span text:style-name="Source_20_Text"><text:span text:style-name="T12"> <text:s text:c="10"/></text:span></text:span><text:span text:style-name="Source_20_Text"><text:span text:style-name="T17">const</text:span></text:span><text:span text:style-name="Source_20_Text"><text:span text:style-name="T11"> </text:span></text:span><text:span text:style-name="Source_20_Text"><text:span text:style-name="T17">void</text:span></text:span><text:span text:style-name="Source_20_Text"><text:span text:style-name="T11"> __user *from, size_t count)</text:span></text:span></text:p>
          <text:p text:style-name="P7"><draw:frame draw:style-name="fr1" draw:name="Frame53" text:anchor-type="paragraph" svg:width="0.25in" draw:z-index="52"><draw:text-box fo:min-height="0.2291in"><text:p text:style-name="P3"/></draw:text-box></draw:frame><text:span text:style-name="Source_20_Text"><text:span text:style-name="T11">{</text:span></text:span></text:p>
          <text:p text:style-name="P7"><draw:frame draw:style-name="fr1" draw:name="Frame54" text:anchor-type="paragraph" svg:width="0.25in" draw:z-index="53"><draw:text-box fo:min-height="0.2291in"><text:p text:style-name="P3"/></draw:text-box></draw:frame><text:span text:style-name="Source_20_Text"><text:span text:style-name="T12"> </text:span></text:span><text:span text:style-name="Source_20_Text"><text:span text:style-name="T11">loff_t pos = *ppos;</text:span></text:span></text:p>
          <text:p text:style-name="P7"><draw:frame draw:style-name="fr1" draw:name="Frame55" text:anchor-type="paragraph" svg:width="0.25in" draw:z-index="54"><draw:text-box fo:min-height="0.2291in"><text:p text:style-name="P3"/></draw:text-box></draw:frame><text:span text:style-name="Source_20_Text"><text:span text:style-name="T12"> <text:s text:c="4"/></text:span></text:span><text:span text:style-name="Source_20_Text"><text:span text:style-name="T11">size_t res;</text:span></text:span></text:p>
          <text:p text:style-name="P7"><draw:frame draw:style-name="fr1" draw:name="Frame56" text:anchor-type="paragraph" svg:width="0.25in" draw:z-index="55"><draw:text-box fo:min-height="0.2291in"><text:p text:style-name="P3"/></draw:text-box></draw:frame><text:span text:style-name="Source_20_Text"><text:span text:style-name="T12"> </text:span></text:span></text:p>
          <text:p text:style-name="P7"><draw:frame draw:style-name="fr1" draw:name="Frame57" text:anchor-type="paragraph" svg:width="0.25in" draw:z-index="56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f</text:span></text:span><text:span text:style-name="Source_20_Text"><text:span text:style-name="T11"> (pos &lt; </text:span></text:span><text:span text:style-name="Source_20_Text"><text:span text:style-name="T19">0</text:span></text:span><text:span text:style-name="Source_20_Text"><text:span text:style-name="T11">)</text:span></text:span></text:p>
          <text:p text:style-name="P7"><draw:frame draw:style-name="fr1" draw:name="Frame58" text:anchor-type="paragraph" svg:width="0.25in" draw:z-index="57"><draw:text-box fo:min-height="0.2291in"><text:p text:style-name="P3"/></draw:text-box></draw:frame><text:span text:style-name="Source_20_Text"><text:span text:style-name="T12"> <text:s text:c="11"/></text:span></text:span><text:span text:style-name="Source_20_Text"><text:span text:style-name="T17">return</text:span></text:span><text:span text:style-name="Source_20_Text"><text:span text:style-name="T11"> -EINVAL;</text:span></text:span></text:p>
          <text:p text:style-name="P7"><draw:frame draw:style-name="fr1" draw:name="Frame59" text:anchor-type="paragraph" svg:width="0.25in" draw:z-index="58"><draw:text-box fo:min-height="0.2291in"><text:p text:style-name="P3"/></draw:text-box></draw:frame><text:span text:style-name="Source_20_Text"><text:span text:style-name="T12"> </text:span></text:span><text:span text:style-name="Source_20_Text"><text:span text:style-name="T17">if</text:span></text:span><text:span text:style-name="Source_20_Text"><text:span text:style-name="T11"> (pos &gt;= available || !count)</text:span></text:span></text:p>
          <text:p text:style-name="P7"><draw:frame draw:style-name="fr1" draw:name="Frame60" text:anchor-type="paragraph" svg:width="0.25in" draw:z-index="59"><draw:text-box fo:min-height="0.2291in"><text:p text:style-name="P3"/></draw:text-box></draw:frame><text:span text:style-name="Source_20_Text"><text:span text:style-name="T12"> <text:s text:c="8"/></text:span></text:span><text:span text:style-name="Source_20_Text"><text:span text:style-name="T17">return</text:span></text:span><text:span text:style-name="Source_20_Text"><text:span text:style-name="T11"> </text:span></text:span><text:span text:style-name="Source_20_Text"><text:span text:style-name="T19">0</text:span></text:span><text:span text:style-name="Source_20_Text"><text:span text:style-name="T11">;</text:span></text:span></text:p>
          <text:p text:style-name="P7"><draw:frame draw:style-name="fr1" draw:name="Frame61" text:anchor-type="paragraph" svg:width="0.25in" draw:z-index="60"><draw:text-box fo:min-height="0.2291in"><text:p text:style-name="P3"/></draw:text-box></draw:frame><text:span text:style-name="Source_20_Text"><text:span text:style-name="T12"> <text:s text:c="6"/></text:span></text:span><text:span text:style-name="Source_20_Text"><text:span text:style-name="T17">if</text:span></text:span><text:span text:style-name="Source_20_Text"><text:span text:style-name="T11"> (count &gt; available - pos)</text:span></text:span></text:p>
          <text:p text:style-name="P7"><draw:frame draw:style-name="fr1" draw:name="Frame62" text:anchor-type="paragraph" svg:width="0.25in" draw:z-index="61"><draw:text-box fo:min-height="0.2291in"><text:p text:style-name="P3"/></draw:text-box></draw:frame><text:span text:style-name="Source_20_Text"><text:span text:style-name="T12"> <text:s text:c="11"/></text:span></text:span><text:span text:style-name="Source_20_Text"><text:span text:style-name="T11">count = available - pos;</text:span></text:span></text:p>
          <text:p text:style-name="P7"><draw:frame draw:style-name="fr1" draw:name="Frame63" text:anchor-type="paragraph" svg:width="0.25in" draw:z-index="62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1">res = copy_from_user(to + pos, from, count);</text:span></text:span></text:p>
          <text:p text:style-name="P7"><draw:frame draw:style-name="fr1" draw:name="Frame64" text:anchor-type="paragraph" svg:width="0.25in" draw:z-index="63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f</text:span></text:span><text:span text:style-name="Source_20_Text"><text:span text:style-name="T11"> (res == count)</text:span></text:span></text:p>
          <text:p text:style-name="P7"><draw:frame draw:style-name="fr1" draw:name="Frame65" text:anchor-type="paragraph" svg:width="0.25in" draw:z-index="64"><draw:text-box fo:min-height="0.2291in"><text:p text:style-name="P3"/></draw:text-box></draw:frame><text:span text:style-name="Source_20_Text"><text:span text:style-name="T12"> <text:s text:c="14"/></text:span></text:span><text:span text:style-name="Source_20_Text"><text:span text:style-name="T17">return</text:span></text:span><text:span text:style-name="Source_20_Text"><text:span text:style-name="T11"> -EFAULT;</text:span></text:span></text:p>
          <text:p text:style-name="P7"><draw:frame draw:style-name="fr1" draw:name="Frame66" text:anchor-type="paragraph" svg:width="0.25in" draw:z-index="65"><draw:text-box fo:min-height="0.2291in"><text:p text:style-name="P3"/></draw:text-box></draw:frame><text:span text:style-name="Source_20_Text"><text:span text:style-name="T12"> </text:span></text:span><text:span text:style-name="Source_20_Text"><text:span text:style-name="T11">count -= res;</text:span></text:span></text:p>
          <text:p text:style-name="P7"><draw:frame draw:style-name="fr1" draw:name="Frame67" text:anchor-type="paragraph" svg:width="0.25in" draw:z-index="66"><draw:text-box fo:min-height="0.2291in"><text:p text:style-name="P3"/></draw:text-box></draw:frame><text:span text:style-name="Source_20_Text"><text:span text:style-name="T12"> <text:s text:c="2"/></text:span></text:span><text:span text:style-name="Source_20_Text"><text:span text:style-name="T11">*ppos = pos + count;</text:span></text:span></text:p>
          <text:p text:style-name="P7"><draw:frame draw:style-name="fr1" draw:name="Frame68" text:anchor-type="paragraph" svg:width="0.25in" draw:z-index="67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return</text:span></text:span><text:span text:style-name="Source_20_Text"><text:span text:style-name="T11"> count;</text:span></text:span></text:p>
          <text:p text:style-name="P7"><draw:frame draw:style-name="fr1" draw:name="Frame69" text:anchor-type="paragraph" svg:width="0.25in" draw:z-index="68"><draw:text-box fo:min-height="0.2291in"><text:p text:style-name="P3"/></draw:text-box></draw:frame><text:span text:style-name="Source_20_Text"><text:span text:style-name="T11">}</text:span></text:span></text:p>
          <text:p text:style-name="P7"><draw:frame draw:style-name="fr1" draw:name="Frame70" text:anchor-type="paragraph" svg:width="0.25in" draw:z-index="69"><draw:text-box fo:min-height="0.2291in"><text:p text:style-name="P3"/></draw:text-box></draw:frame><text:span text:style-name="Source_20_Text"><text:span text:style-name="T11">EXPORT_SYMBOL(simple_write_to_buffer);</text:span></text:span></text:p>
          <text:p text:style-name="P4"><text:span text:style-name="T4">举个读取</text:span><text:span text:style-name="T2">GPIO</text:span><text:span text:style-name="T4">的例子：</text:span></text:p>
          <text:p text:style-name="P7"><draw:frame draw:style-name="fr1" draw:name="Frame71" text:anchor-type="paragraph" svg:width="0.25in" draw:z-index="70"><draw:text-box fo:min-height="0.2291in"><text:p text:style-name="P3"/></draw:text-box></draw:frame><text:soft-page-break/><text:span text:style-name="Source_20_Text"><text:span text:style-name="T17">static</text:span></text:span><text:span text:style-name="Source_20_Text"><text:span text:style-name="T11"> ssize_t </text:span></text:span><text:span text:style-name="Source_20_Text"><text:span text:style-name="T18">amy_proc_read</text:span></text:span><text:span text:style-name="Source_20_Text"><text:span text:style-name="T11">(</text:span></text:span><text:span text:style-name="Source_20_Text"><text:span text:style-name="T17">struct</text:span></text:span><text:span text:style-name="Source_20_Text"><text:span text:style-name="T11"> file *file, </text:span></text:span><text:span text:style-name="Source_20_Text"><text:span text:style-name="T17">char</text:span></text:span><text:span text:style-name="Source_20_Text"><text:span text:style-name="T11"> __user *buffer, size_t count, loff_t *data) {</text:span></text:span></text:p>
          <text:p text:style-name="P7"><draw:frame draw:style-name="fr1" draw:name="Frame72" text:anchor-type="paragraph" svg:width="0.25in" draw:z-index="71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nt</text:span></text:span><text:span text:style-name="Source_20_Text"><text:span text:style-name="T11"> ret;</text:span></text:span></text:p>
          <text:p text:style-name="P7"><draw:frame draw:style-name="fr1" draw:name="Frame73" text:anchor-type="paragraph" svg:width="0.25in" draw:z-index="72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char</text:span></text:span><text:span text:style-name="Source_20_Text"><text:span text:style-name="T11"> kbuf[</text:span></text:span><text:span text:style-name="Source_20_Text"><text:span text:style-name="T19">32</text:span></text:span><text:span text:style-name="Source_20_Text"><text:span text:style-name="T11">];</text:span></text:span></text:p>
          <text:p text:style-name="P7"><draw:frame draw:style-name="fr1" draw:name="Frame74" text:anchor-type="paragraph" svg:width="0.25in" draw:z-index="73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nt</text:span></text:span><text:span text:style-name="Source_20_Text"><text:span text:style-name="T11"> </text:span></text:span><text:span text:style-name="Source_20_Text"><text:span text:style-name="T17">value</text:span></text:span><text:span text:style-name="Source_20_Text"><text:span text:style-name="T11"> = </text:span></text:span><text:span text:style-name="Source_20_Text"><text:span text:style-name="T19">0</text:span></text:span><text:span text:style-name="Source_20_Text"><text:span text:style-name="T11">;</text:span></text:span></text:p>
          <text:p text:style-name="P7"><draw:frame draw:style-name="fr1" draw:name="Frame75" text:anchor-type="paragraph" svg:width="0.25in" draw:z-index="74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f</text:span></text:span><text:span text:style-name="Source_20_Text"><text:span text:style-name="T11"> (*data)</text:span></text:span></text:p>
          <text:p text:style-name="P7"><draw:frame draw:style-name="fr1" draw:name="Frame76" text:anchor-type="paragraph" svg:width="0.25in" draw:z-index="75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7">return</text:span></text:span><text:span text:style-name="Source_20_Text"><text:span text:style-name="T11"> </text:span></text:span><text:span text:style-name="Source_20_Text"><text:span text:style-name="T19">0</text:span></text:span><text:span text:style-name="Source_20_Text"><text:span text:style-name="T11">;</text:span></text:span></text:p>
          <text:p text:style-name="P7"><draw:frame draw:style-name="fr1" draw:name="Frame77" text:anchor-type="paragraph" svg:width="0.25in" draw:z-index="76"><draw:text-box fo:min-height="0.2291in"><text:p text:style-name="P3"/></draw:text-box></draw:frame><text:span text:style-name="Source_20_Text"><text:span text:style-name="T12"> <text:s text:c="4"/></text:span></text:span></text:p>
          <text:p text:style-name="P7"><draw:frame draw:style-name="fr1" draw:name="Frame78" text:anchor-type="paragraph" svg:width="0.25in" draw:z-index="77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value</text:span></text:span><text:span text:style-name="Source_20_Text"><text:span text:style-name="T11"> = gpio_get_value(my_dev-&gt;gpio_pin);</text:span></text:span></text:p>
          <text:p text:style-name="P7"><draw:frame draw:style-name="fr1" draw:name="Frame79" text:anchor-type="paragraph" svg:width="0.25in" draw:z-index="78"><draw:text-box fo:min-height="0.2291in"><text:p text:style-name="P3"/></draw:text-box></draw:frame><text:span text:style-name="Source_20_Text"><text:span text:style-name="T12"> </text:span></text:span></text:p>
          <text:p text:style-name="P7"><draw:frame draw:style-name="fr1" draw:name="Frame80" text:anchor-type="paragraph" svg:width="0.25in" draw:z-index="79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1">sprintf(kbuf, </text:span></text:span><text:span text:style-name="Source_20_Text"><text:span text:style-name="T20">"%d\n"</text:span></text:span><text:span text:style-name="Source_20_Text"><text:span text:style-name="T11">, </text:span></text:span><text:span text:style-name="Source_20_Text"><text:span text:style-name="T17">value</text:span></text:span><text:span text:style-name="Source_20_Text"><text:span text:style-name="T11">);</text:span></text:span></text:p>
          <text:p text:style-name="P7"><draw:frame draw:style-name="fr1" draw:name="Frame81" text:anchor-type="paragraph" svg:width="0.25in" draw:z-index="80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if</text:span></text:span><text:span text:style-name="Source_20_Text"><text:span text:style-name="T11"> (clear_user(buffer, count)) {</text:span></text:span></text:p>
          <text:p text:style-name="P7"><draw:frame draw:style-name="fr1" draw:name="Frame82" text:anchor-type="paragraph" svg:width="0.25in" draw:z-index="81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1">printk(KERN_ERR </text:span></text:span><text:span text:style-name="Source_20_Text"><text:span text:style-name="T20">"clear error\n"</text:span></text:span><text:span text:style-name="Source_20_Text"><text:span text:style-name="T11">);</text:span></text:span></text:p>
          <text:p text:style-name="P7"><draw:frame draw:style-name="fr1" draw:name="Frame83" text:anchor-type="paragraph" svg:width="0.25in" draw:z-index="82"><draw:text-box fo:min-height="0.2291in"><text:p text:style-name="P3"/></draw:text-box></draw:frame><text:span text:style-name="Source_20_Text"><text:span text:style-name="T12"> <text:s text:c="7"/></text:span></text:span><text:span text:style-name="Source_20_Text"><text:span text:style-name="T17">return</text:span></text:span><text:span text:style-name="Source_20_Text"><text:span text:style-name="T11"> -EIO;</text:span></text:span></text:p>
          <text:p text:style-name="P7"><draw:frame draw:style-name="fr1" draw:name="Frame84" text:anchor-type="paragraph" svg:width="0.25in" draw:z-index="83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1">}</text:span></text:span></text:p>
          <text:p text:style-name="P7"><draw:frame draw:style-name="fr1" draw:name="Frame85" text:anchor-type="paragraph" svg:width="0.25in" draw:z-index="84"><draw:text-box fo:min-height="0.2291in"><text:p text:style-name="P3"/></draw:text-box></draw:frame><text:span text:style-name="Source_20_Text"><text:span text:style-name="T12"> </text:span></text:span></text:p>
          <text:p text:style-name="P7"><draw:frame draw:style-name="fr1" draw:name="Frame86" text:anchor-type="paragraph" svg:width="0.25in" draw:z-index="85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1">ret = simple_read_from_buffer(buffer,count,data,kbuf,strlen(kbuf));</text:span></text:span></text:p>
          <text:p text:style-name="P7"><draw:frame draw:style-name="fr1" draw:name="Frame87" text:anchor-type="paragraph" svg:width="0.25in" draw:z-index="86"><draw:text-box fo:min-height="0.2291in"><text:p text:style-name="P3"/></draw:text-box></draw:frame><text:span text:style-name="Source_20_Text"><text:span text:style-name="T12"> <text:s text:c="3"/></text:span></text:span></text:p>
          <text:p text:style-name="P7"><draw:frame draw:style-name="fr1" draw:name="Frame88" text:anchor-type="paragraph" svg:width="0.25in" draw:z-index="87"><draw:text-box fo:min-height="0.2291in"><text:p text:style-name="P3"/></draw:text-box></draw:frame><text:span text:style-name="Source_20_Text"><text:span text:style-name="T12"> <text:s text:c="3"/></text:span></text:span><text:span text:style-name="Source_20_Text"><text:span text:style-name="T17">return</text:span></text:span><text:span text:style-name="Source_20_Text"><text:span text:style-name="T11"> ret;</text:span></text:span></text:p>
          <text:p text:style-name="P7"><draw:frame draw:style-name="fr1" draw:name="Frame89" text:anchor-type="paragraph" svg:width="0.25in" draw:z-index="88"><draw:text-box fo:min-height="0.2291in"><text:p text:style-name="P3"/></draw:text-box></draw:frame><text:span text:style-name="Source_20_Text"><text:span text:style-name="T11">}</text:span></text:span></text:p>
          <text:p text:style-name="P4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45:11.768358728</meta:creation-date>
    <dc:date>2019-08-20T10:45:41.525007922</dc:date>
    <meta:editing-duration>PT30S</meta:editing-duration>
    <meta:editing-cycles>1</meta:editing-cycles>
    <meta:document-statistic meta:table-count="0" meta:image-count="0" meta:object-count="0" meta:page-count="3" meta:paragraph-count="99" meta:word-count="597" meta:character-count="3084" meta:non-whitespace-character-count="2430"/>
    <meta:generator>LibreOffice/5.1.6.2$Linux_X86_64 LibreOffice_project/10m0$Build-2</meta:generator>
  </office:meta>
</office:document-meta>
</file>